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svg:font-family="'Droid 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Calibri" fo:font-size="14pt" style:font-size-asian="14pt" style:font-size-complex="14pt"/>
    </style:style>
    <style:style style:name="P2" style:family="paragraph" style:parent-style-name="Standard">
      <style:paragraph-properties fo:line-height="150%" fo:text-align="center" style:justify-single-word="false"/>
      <style:text-properties style:font-name="Calibri" fo:font-size="14pt" style:font-size-asian="14pt" style:font-size-complex="14pt"/>
    </style:style>
    <style:style style:name="P3" style:family="paragraph" style:parent-style-name="Standard">
      <style:paragraph-properties fo:line-height="150%"/>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Calibri" fo:font-size="14pt" fo:font-weight="normal" style:font-size-asian="14pt" style:font-weight-asian="normal" style:font-size-complex="14pt" style:font-weight-complex="normal"/>
    </style:style>
    <style:style style:name="P5" style:family="paragraph" style:parent-style-name="Standard">
      <style:paragraph-properties fo:line-height="150%"/>
      <style:text-properties style:font-name="Calibri"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Calibri" fo:font-size="14pt" style:font-size-asian="14pt" style:font-size-complex="14pt"/>
    </style:style>
    <style:style style:name="P8" style:family="paragraph" style:parent-style-name="Standard">
      <style:paragraph-properties fo:line-height="150%" fo:text-align="start" style:justify-single-word="false"/>
      <style:text-properties style:font-name="Calibri" fo:font-size="14pt" fo:font-weight="normal" style:font-size-asian="14pt" style:font-weight-asian="normal" style:font-size-complex="14pt" style:font-weight-complex="normal"/>
    </style:style>
    <style:style style:name="P9" style:family="paragraph" style:parent-style-name="Text_20_body">
      <style:paragraph-properties fo:line-height="150%" fo:text-align="start" style:justify-single-word="false"/>
      <style:text-properties fo:font-variant="normal" fo:text-transform="none" fo:color="#000000" style:font-name="Droid Sans" fo:font-size="11.25pt" fo:letter-spacing="normal" fo:font-style="normal" fo:font-weight="normal" style:font-size-asian="14pt" style:font-weight-asian="normal" style:font-size-complex="14pt" style:font-weight-complex="normal"/>
    </style:style>
    <style:style style:name="P10" style:family="paragraph" style:parent-style-name="Text_20_body">
      <style:paragraph-properties fo:margin-left="0cm" fo:margin-right="0cm" fo:margin-top="0cm" fo:margin-bottom="0cm" style:line-height-at-least="0.582cm" fo:text-align="start" style:justify-single-word="false" fo:text-indent="0cm" style:auto-text-indent="false" fo:padding="0cm" fo:border="none"/>
      <style:text-properties fo:font-variant="normal" fo:text-transform="none" fo:color="#000000" style:font-name="Droid Sans" fo:font-size="11.25pt" fo:letter-spacing="normal" fo:font-style="normal" fo:font-weight="normal"/>
    </style:style>
    <style:style style:name="T1" style:family="text">
      <style:text-properties fo:font-variant="normal" fo:text-transform="none" fo:color="#000000" style:font-name="Droid Sans" fo:font-size="11.25pt"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U-Richtlinien</text:p>
      <text:p text:style-name="P1">Die EU-Richtlinien sind Mittel im Kampf gegen die Geldwäsche auf europäischer Ebene. Erstmals wurden sie durch die EU-Richtlinie Nr. 91/308 vom 10.Juni 1991 festgelegt worden. Diese wurde durch weitere Richtlinien, zuletzt die 3.Geldwäscherichtlinie vom 26. oktober 2005 ergänzt. Diese Richtlinien basieren auf den Empfehlungen der FATF, teilweise gehen sie aber über diese hinaus.</text:p>
      <text:p text:style-name="P1"/>
      <text:p text:style-name="P3">Richtlinien</text:p>
      <text:p text:style-name="P1">- orientieren sich nach den EU-Richtlinien</text:p>
      <text:p text:style-name="P1">Richtlinien für Kredit- und Finanzdienstleistungsinstitute:</text:p>
      <text:p text:style-name="P1">- politisch exponierte Person?</text:p>
      <text:p text:style-name="P1">- konzernweite Gefährdungsanalyse der Kunden</text:p>
      <text:p text:style-name="P1">- Einteilung in Risikoklassen</text:p>
      <text:p text:style-name="P1">- Überprüfung der Art der Geschäftstätigkeit</text:p>
      <text:p text:style-name="P1">- Beweggründe der Kontoeröffnung</text:p>
      <text:p text:style-name="P1">- Ort der Geschäftstätigkeit des Kunden</text:p>
      <text:p text:style-name="P1">- Herkunft der Geldmittel</text:p>
      <text:p text:style-name="P1">- Überprüfung der Geschäftsbeziehungen des potenziellen Bankkunden</text:p>
      <text:p text:style-name="P1">- Bestellung eines Geldwäschebeauftragten</text:p>
      <text:p text:style-name="P1">- Kundendaten mit Datenbanken privater Anbieter abgleichen</text:p>
      <text:p text:style-name="P1">- Banken müssen sämtliche Maßnahmen zur Geldwäsche auch für Tochtergesellschaften gewährleisten</text:p>
      <text:p text:style-name="P1">- Ungewöhnliche Transaktionen?</text:p>
      <text:p text:style-name="P1">- Software zur Überprüfung auf verdächtige Aktivitäten</text:p>
      <text:p text:style-name="P1"/>
      <text:p text:style-name="P1"/>
      <text:p text:style-name="P1"/>
      <text:p text:style-name="P2">1</text:p>
      <text:p text:style-name="P1"><text:soft-page-break/>Immobilienmarkler müssen erst bei bestimmten Vorraussetzungen ihre Kunden auf Geldwäsche überprüfen:</text:p>
      <text:p text:style-name="P1">- Mieter soll Mietkaution auf ein ausländisches Konto überweisen</text:p>
      <text:p text:style-name="P1">- bei Annahme von Bargeld in Höhe von mehr als 15.000€</text:p>
      <text:p text:style-name="P1">- bestehen konkrete Anhaltspunkte die Transaktion für Geldwäsche zu missbrauchen</text:p>
      <text:p text:style-name="P1">- Zweifel an der Identität des Vertragspartners</text:p>
      <text:p text:style-name="P1">- alle erhobenen Angaben dokumentieren und mind. 5 Jahre aufbewahren</text:p>
      <text:p text:style-name="P1">- Bestellung eines Geldwäschebeauftragten nicht notwendig</text:p>
      <text:p text:style-name="P1"><text:s/></text:p>
      <text:p text:style-name="P1">Grundsätzlich steht es im Ermessen des Verpflichteten zu entscheiden, wann ein Risiko besteht. Dieser sog. risikoorientierte Ansatz lässt den betroffenen viel Raum.</text:p>
      <text:p text:style-name="P1"/>
      <text:p text:style-name="P1">Für private Personen gelten lockere Regelungen, diese treffen in der Regel nur bei höheren Summen Bargeld auf das Geldwäschegesetz. Personen die gezielt Waren einkaufen oder herstellen, um diese weiter zu verkaufen, müssen unter Umständen ein Gewerbe anmelden, somit müssen sie auch die Geldwäschegesetze beachten.</text:p>
      <text:p text:style-name="P1"/>
      <text:p text:style-name="P3">Überprüfende</text:p>
      <text:p text:style-name="P1">- BaFin</text:p>
      <text:p text:style-name="P1">- Jeweils zuständige Aufsichtsbehörde für das Versicherungswesen</text:p>
      <text:p text:style-name="P1">- örtliche Rechtsanwaltskammer</text:p>
      <text:p text:style-name="P1">- Bundeskriminalamt Zentralstelle für Verdachtsmeldungen</text:p>
      <text:p text:style-name="P1">- Finanzamt</text:p>
      <text:p text:style-name="P1"/>
      <text:p text:style-name="P3"/>
      <text:p text:style-name="P3"/>
      <text:p text:style-name="P3"/>
      <text:p text:style-name="P4">2</text:p>
      <text:p text:style-name="P3"><text:soft-page-break/>FATF - Financial Action Task Force</text:p>
      <text:p text:style-name="P1">Die FATF (Financial Action Tast Force on Money Laundering) versteht sich selbst als international führendes Gremium zur Bekämpfung der Geldwäsche und hat ihren</text:p>
      <text:p text:style-name="P1">Sitz bei der OECD in Paris. Hauptziel der FATF ist die Entwicklung und Förderung von Grundsätzen zur Bekämpfung der Geldwäsche und der Terrorismusfinanzierung. Hierzu hat die FATF 40 Empfehlungen als Mindeststandards sowie 9 Sonderempfehlungen zur Bekämpfung der Terrorismusfinanzierung verabschiedet. Die FATF besteht gegenwärtig aus 34 Mitgliedsländern und zwei internationalen Organisationen.</text:p>
      <text:p text:style-name="P1"/>
      <text:p text:style-name="P3">BaFin - Bundesanstalt für Finanzdienstleistungsaufsicht</text:p>
      <text:p text:style-name="P1">Die BaFin verfolgt das Ziel, einen Missbrauch des Finanzsystems zu Zwecken von Geldwäsche und Terrorfinanzierung zu verhindern. Sie sorgt dafür, dass die zu diesem Zweck bestehenden gesetzlichen Pflichten von den von ihr beaufsichtigten Unternehmen und Personen umgesetzt werden. Diese Pflichten ergeben sich aus dem Geldwäschegesetz(GwG), dem Kreditwesengesetz(KWG), dem Versicherungsaufsichtsgesetzt(VAG), dem Zahlungsdiensteaufsichtsgesetz(ZAG) oder dem Kapitalanlagegesetzbuch(KAGB). Schließlich ist in der Abteilung "Geldwäscheprävention" auch die elektronische Kontenabrufeinrichtung nach § 24c KWG angesiedelt. Hiermit können unter bestimmten Voraussetzungen Konten verdächtiger Terroristen oder anderer Straftäter bei in Deutschland ansässigen Kreditinstituten aufgespürt und an die jeweiligen Anfragenden (insbesondere Strafverfolgungsbehörden) übermittelt werden. Die Abteilung GW vertritt außerdem die finanzaufsichtlichen Interessen in diversen internationalen und europäischen Gremien, insbesondere in der Financial Action Task Force on Money Laundering (FATF) oder dem Sub-Committee on Anti Money Laundering (AMLC), einem Unterausschuss des Gemeinsamen Ausschuss der Europäischen Aufsichtsbehörden. </text:p>
      <text:p text:style-name="P2">3</text:p>
      <text:p text:style-name="P6"><text:soft-page-break/>Finanzamt</text:p>
      <text:p text:style-name="P8">Warum hat Finanzamt Bock auf Geldwäschebekämpfung?: Steuerhinterziehung</text:p>
      <text:p text:style-name="P8"/>
      <text:p text:style-name="P9">Kontostände und- bewegungen müssen dem Finanzamt allerdings erst bei Verdacht auf Steuerhinterziehung offen gelegt werden. Das Kontenabfragesystem steht auch anderen Behörden offen, zum Beispiel den Bafög-Ämtern. Denn hier erschleichen sich viele noch immer durch falsche Vermögensangaben die Ausbildungsförderung.</text:p>
      <text:p text:style-name="P10"><text:bookmark text:name="c6006"/>Seit April 2003 sind die Banken verpflichtet, die Basisdaten ihrer Bankkunden an die Bundesanstalt für Finanzdienstleistungsaufsicht (Bafin) zu melden. Bisher wurden die Daten nur zur Bekämpfung von organisierter Geldwäsche und Terrororganisationen herangezogen. Doch heute können die Finanzbeamten gezielt diese Online-Datenbank einsetzen, um die Steuererklärung von Kapitalanlegern zu prüfen.</text:p>
      <text:p text:style-name="P8"/>
      <text:p text:style-name="P8"><text:span text:style-name="T1">Allerdings sollte diese Anfrage erst die letzte Instanz sein, um Informationslücken zu schließen. Zuerst sollte die konkrete Nachfrage beim Steuerzahler erfolgen. Ebenso sind die Finanzbeamten dazu verpflichtet, im Steuerbescheid den Steuerzahler über die Kontenabfrage zu informieren.</text:span> </text:p>
      <text:p text:style-name="P8"/>
      <text:p text:style-name="P8"><text:span text:style-name="T1">Allerdings sollte diese Anfrage erst die letzte Instanz sein, um Informationslücken zu schließen. Zuerst sollte die konkrete Nachfrage beim Steuerzahler erfolgen. Ebenso sind die Finanzbeamten dazu verpflichtet, im Steuerbescheid den Steuerzahler über die Kontenabfrage zu informiere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svg:font-family="'Droid 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L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c</meta:initial-creator>
    <meta:creation-date>2014-01-05T15:45:57.86</meta:creation-date>
    <dc:date>2014-01-06T11:47:07.34</dc:date>
    <dc:creator>a c</dc:creator>
    <meta:editing-duration>PT1H26M53S</meta:editing-duration>
    <meta:editing-cycles>3</meta:editing-cycles>
    <meta:generator>OpenOffice/4.0.1$Win32 OpenOffice.org_project/401m5$Build-9714</meta:generator>
    <meta:document-statistic meta:table-count="0" meta:image-count="0" meta:object-count="0" meta:page-count="4" meta:paragraph-count="48" meta:word-count="677" meta:character-count="5442"/>
  </office:meta>
</office:document-meta>
</file>